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text-properties officeooo:rsid="000adb7a" officeooo:paragraph-rsid="000adb7a"/>
    </style:style>
    <style:style style:name="P2" style:family="paragraph" style:parent-style-name="Header">
      <style:text-properties officeooo:rsid="000f5b16" officeooo:paragraph-rsid="000f5b16"/>
    </style:style>
    <style:style style:name="P3" style:family="paragraph" style:parent-style-name="Header">
      <style:paragraph-properties fo:text-align="center" style:justify-single-word="false"/>
      <style:text-properties fo:font-size="15pt" fo:font-weight="bold" officeooo:rsid="000adb7a" officeooo:paragraph-rsid="000f5b1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adb7a" officeooo:paragraph-rsid="000adb7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afc48" officeooo:paragraph-rsid="000afc48" style:font-size-asian="13.1000003814697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weight="bold" officeooo:rsid="000afc48" officeooo:paragraph-rsid="000afc48" style:font-size-asian="13.1000003814697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b2f39" officeooo:paragraph-rsid="000b2f39" style:font-size-asian="13.1000003814697pt" style:font-weight-asian="bold" style:font-size-complex="15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5pt" fo:font-weight="bold" officeooo:rsid="000b2f39" officeooo:paragraph-rsid="000b2f39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NAL PROJECT RETROSPECTIVE</text:p>
      <text:p text:style-name="P2"><text:tab/>Github Link:</text:p>
      <text:p text:style-name="P3"><text:a xlink:type="simple" xlink:href="https://github.com/gnithink/chat-application/tree/master" text:style-name="Internet_20_link" text:visited-style-name="Visited_20_Internet_20_Link">https://github.com/gnithink/chat-application/tree/master</text:a></text:p>
      <text:p text:style-name="P4"/>
      <text:p text:style-name="P5">Objective:</text:p>
      <text:p text:style-name="P5"><text:tab/><text:span text:style-name="T1"> Develop a chat application in C and in the process learn C programming.</text:span></text:p>
      <text:p text:style-name="P5"><text:span text:style-name="T1"/></text:p>
      <text:p text:style-name="P5">Features:</text:p>
      <text:p text:style-name="P5"><text:tab/><text:span text:style-name="T1">There will be a single server and many clients. All the clients join a channel named “Common” channel. The clients can communicate with all the other users in the channel.</text:span></text:p>
      <text:list xml:id="list2261009590" text:style-name="L1">
        <text:list-item>
          <text:p text:style-name="P6"><text:span text:style-name="T1">Create Channel:</text:span></text:p>
          <text:list>
            <text:list-item>
              <text:p text:style-name="P6"><text:span text:style-name="T1">Each client can create a new channel using the command “/join &lt;channel name&gt;”</text:span></text:p>
            </text:list-item>
          </text:list>
        </text:list-item>
        <text:list-item>
          <text:p text:style-name="P6"><text:span text:style-name="T1">List of Channels:</text:span></text:p>
          <text:list>
            <text:list-item>
              <text:p text:style-name="P6"><text:span text:style-name="T1">Each client can see the list of created channels using the command “/list”</text:span></text:p>
            </text:list-item>
          </text:list>
        </text:list-item>
        <text:list-item>
          <text:p text:style-name="P6"><text:span text:style-name="T1">List of Users:</text:span></text:p>
          <text:list>
            <text:list-item>
              <text:p text:style-name="P6"><text:span text:style-name="T1">Each client can see the list of users in a specific channel using the command “/who &lt;channel name&gt;”</text:span></text:p>
            </text:list-item>
          </text:list>
        </text:list-item>
        <text:list-item>
          <text:p text:style-name="P7"><text:span text:style-name="T1">Switching between channels:</text:span></text:p>
          <text:list>
            <text:list-item>
              <text:p text:style-name="P7"><text:span text:style-name="T1">Each client can switch between the different different channels using the command “/switch &lt;new channel name&gt;”</text:span></text:p>
            </text:list-item>
          </text:list>
        </text:list-item>
        <text:list-item>
          <text:p text:style-name="P7"><text:span text:style-name="T1">Leaving a channels:</text:span></text:p>
          <text:list>
            <text:list-item>
              <text:p text:style-name="P7"><text:span text:style-name="T1">Each client can leave a specific channel if he is a part of it using the command “/leav &lt;channel name&gt;”</text:span></text:p>
            </text:list-item>
          </text:list>
        </text:list-item>
        <text:list-item>
          <text:p text:style-name="P7"><text:span text:style-name="T1">Exit the chat:</text:span></text:p>
          <text:list>
            <text:list-item>
              <text:p text:style-name="P7"><text:span text:style-name="T1">Each user can exit the chat application using the command “/exit”.</text:span></text:p>
            </text:list-item>
          </text:list>
        </text:list-item>
      </text:list>
      <text:p text:style-name="P10"><text:span text:style-name="T1">Usage:</text:span></text:p>
      <text:list xml:id="list411268108" text:style-name="L3">
        <text:list-item>
          <text:p text:style-name="P11"><text:span text:style-name="T1">Open many terminal windows. One window is for the server and the remaining windows are for the number of clients.</text:span></text:p>
        </text:list-item>
        <text:list-item>
          <text:p text:style-name="P11"><text:span text:style-name="T1">To initialize a server use the command : ./server <text:s/>&lt;server name&gt; &lt;port number&gt;</text:span></text:p>
        </text:list-item>
        <text:list-item>
          <text:p text:style-name="P11"><text:span text:style-name="T1">To initialize a Client or user use the command: ./client localhost &lt;server port number&gt; &lt;username or client name&gt;</text:span></text:p>
        </text:list-item>
      </text:list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>Retrospective:</text:span></text:p>
      <text:list xml:id="list4107697616" text:style-name="L2">
        <text:list-item>
          <text:p text:style-name="P9"><text:span text:style-name="T1">Implementing socket programming initially was a steep learning curve. </text:span></text:p>
        </text:list-item>
        <text:list-item>
          <text:p text:style-name="P9"><text:span text:style-name="T1">Once a simple two way communication was set up between server and client implementing each feature at a time was less challenging.</text:span></text:p>
        </text:list-item>
        <text:list-item>
          <text:p text:style-name="P9"><text:span text:style-name="T1">Overall it was a meaningful learning experience and I am more confident in programming in C.</text:span></text:p>
        </text:list-item>
      </text:list>
      <text:p text:style-name="P8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db7a" officeooo:paragraph-rsid="000adb7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ithin Krishna Gowda</text:p>
        <text:p text:style-name="MP1">95170858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8T13:03:35.531243121</meta:creation-date>
    <dc:date>2020-06-08T13:48:10.220467652</dc:date>
    <meta:editing-duration>PT23M53S</meta:editing-duration>
    <meta:editing-cycles>3</meta:editing-cycles>
    <meta:generator>LibreOffice/6.3.2.2$MacOSX_X86_64 LibreOffice_project/98b30e735bda24bc04ab42594c85f7fd8be07b9c</meta:generator>
    <meta:document-statistic meta:table-count="0" meta:image-count="0" meta:object-count="0" meta:page-count="2" meta:paragraph-count="30" meta:word-count="281" meta:character-count="1659" meta:non-whitespace-character-count="1418"/>
  </office:meta>
</office:document-meta>
</file>